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7868356849070565320"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5197961433801931922"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3388711511876249847"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8034035473745753520"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654625501198319338"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2841422327840918960"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4914123595509787980"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4414036045205441601"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27616135" text:continue-list="list4914123595509787980"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648413265957947826"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7604862"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7609424"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27601966"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27604743"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7608793"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2121584116742182933"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4770054196220952059"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097511276643982663"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7616913"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276646453200805294"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324146432269017288"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204080339188054615" text:style-name="L15">
        <text:list-item>
          <text:list>
            <text:list-header>
              <text:p text:style-name="P183">1.5 miles averaging about 9:40/mile and rest 1 min</text:p>
            </text:list-header>
          </text:list>
        </text:list-item>
      </text:list>
      <text:p text:style-name="P24">1 mile in 8:26 and rest 2 min</text:p>
      <text:list xml:id="list1342689234668619067"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364687164978057362"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7605932"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1334808246608336891"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562245548574806298"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7312650665153405955"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27623841" text:continue-list="list2562245548574806298" text:style-name="L19">
        <text:list-item>
          <text:list>
            <text:list-header>
              <text:p text:style-name="P187">(Pace*HR)=1240</text:p>
            </text:list-header>
          </text:list>
        </text:list-item>
      </text:list>
      <text:list xml:id="list27623966" text:continue-list="list1334808246608336891" text:style-name="L18">
        <text:list-item>
          <text:list>
            <text:list-header>
              <text:p text:style-name="P186">2 miles at 10:46/mile Ave HR= 121 bpm and rest a few minutes</text:p>
            </text:list-header>
          </text:list>
        </text:list-item>
      </text:list>
      <text:list xml:id="list27616394" text:continue-list="list27623841"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27607247"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710173023185480370"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13064485788258515"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365182014769286951"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3134339584779102687"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282805037206108340"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368908697951998746"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27612138"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7610138"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535479704318407337"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943844398010919520"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302289224975267234"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077485200142823676"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47354698753069218"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934645900125865849" text:style-name="L32">
        <text:list-item>
          <text:list>
            <text:list-header>
              <text:p text:style-name="P197">0.25 miles in 2:54</text:p>
              <text:p text:style-name="P197">1 mile in 9:21 going faster as I ran and ending at around 8:30 pace</text:p>
            </text:list-header>
          </text:list>
        </text:list-item>
      </text:list>
      <text:list xml:id="list2757041900448284643"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09894033417699431"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151228676864194935"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389444595755214291"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5049236169877644229"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text:p>
      <text:p text:style-name="P24">Rest 6 minutes</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
      <text:p text:style-name="P24"/>
      <text:p text:style-name="P24"/>
      <text:p text:style-name="P24"><text:soft-page-break/>Tues April 2, 2024 <text:span text:style-name="T2">3.1 miles</text:span></text:p>
      <text:p text:style-name="P24">Warm up: ½ mile to the Wise Center and rest a few minutes</text:p>
      <text:p text:style-name="P24">Run: 2.6 miles continuous running on a treadmill, 1mile in 10:20, ½ mile in about 6:00,</text:p>
      <text:p text:style-name="P24">0.6 miles at about 9:50/mile pace, <text:s/>½ mile in about 6:00 </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ext:soft-page-break/>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811928344597609441"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text:soft-page-break/>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ext:soft-page-break/>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03T07:34:47.74</dc:date>
    <dc:creator>James Lombardi</dc:creator>
    <meta:editing-duration>P28DT20H22M36S</meta:editing-duration>
    <meta:editing-cycles>2128</meta:editing-cycles>
    <meta:generator>OpenOffice/4.1.2$Win32 OpenOffice.org_project/412m3$Build-9782</meta:generator>
    <meta:document-statistic meta:table-count="0" meta:image-count="9" meta:object-count="0" meta:page-count="211" meta:paragraph-count="6151" meta:word-count="66518" meta:character-count="340643"/>
  </office:meta>
</office:document-meta>
</file>